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367f"/>
    </style:style>
    <style:style style:name="P2" style:family="paragraph" style:parent-style-name="Standard">
      <style:text-properties fo:font-weight="bold" officeooo:rsid="000b2bbd" officeooo:paragraph-rsid="000b2b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vert Sentence to Number</text:p>
      <text:p text:style-name="P1">#include&lt;iostream&gt;</text:p>
      <text:p text:style-name="P1">using namespace std;</text:p>
      <text:p text:style-name="P1"/>
      <text:p text:style-name="P1"/>
      <text:p text:style-name="P1">int main(){</text:p>
      <text:p text:style-name="P1"><text:s text:c="4"/>string str[]={</text:p>
      <text:p text:style-name="P1"><text:s text:c="8"/>"2","22","222","3","33","333","4","44","444","5","55","555","6","66","666","7","77","777","7777","8","88","888","9","99","999","9999"</text:p>
      <text:p text:style-name="P1"><text:s text:c="4"/>};</text:p>
      <text:p text:style-name="P1"><text:s text:c="4"/>int i;</text:p>
      <text:p text:style-name="P1"><text:s text:c="4"/>string in;</text:p>
      <text:p text:style-name="P1"><text:s text:c="4"/>string output;</text:p>
      <text:p text:style-name="P1"><text:s text:c="4"/>cout&lt;&lt;"Enter the sentence "; </text:p>
      <text:p text:style-name="P1"><text:s text:c="4"/>getline(cin,in);</text:p>
      <text:p text:style-name="P1"><text:s text:c="3"/></text:p>
      <text:p text:style-name="P1"><text:s text:c="4"/>int length=in.length();</text:p>
      <text:p text:style-name="P1"><text:s text:c="5"/>for (i = 0; i &lt;length; i++)</text:p>
      <text:p text:style-name="P1"><text:s text:c="2"/><text:tab/>{</text:p>
      <text:p text:style-name="P1"><text:s text:c="2"/><text:tab/><text:tab/>in[i] = toupper(in[i]);</text:p>
      <text:p text:style-name="P1"><text:s text:c="2"/><text:tab/>}</text:p>
      <text:p text:style-name="P1"><text:s text:c="4"/>for( i=0;i&lt;length;i++){</text:p>
      <text:p text:style-name="P1"><text:s text:c="8"/>if(in[i]==' '){</text:p>
      <text:p text:style-name="P1"><text:s text:c="12"/>output=output+"0";</text:p>
      <text:p text:style-name="P1"><text:s text:c="8"/>}else{</text:p>
      <text:p text:style-name="P1"><text:s text:c="11"/>int position=in[i]-'A';</text:p>
      <text:p text:style-name="P1"><text:s text:c="11"/>output=output+str[position];</text:p>
      <text:p text:style-name="P1"><text:s text:c="8"/>}</text:p>
      <text:p text:style-name="P1"><text:s text:c="4"/>}</text:p>
      <text:p text:style-name="P1"><text:s text:c="4"/>cout&lt;&lt;"The conversion of the sentence is "&lt;&lt;output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8:38:27.277988144</meta:creation-date>
    <dc:date>2022-07-07T15:02:00.789764676</dc:date>
    <meta:editing-duration>PT23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58" meta:character-count="669" meta:non-whitespace-character-count="509"/>
  </office:meta>
</office:document-meta>
</file>